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31cm" fo:min-width="1.675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2.931cm" fo:min-width="1.792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0.668cm" fo:min-width="1.815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min-height="1.749cm" fo:min-width="0.991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864cm"/>
    </style:style>
    <style:style style:name="gr9" style:family="graphic" style:parent-style-name="standard">
      <style:graphic-properties draw:textarea-horizontal-align="justify" draw:textarea-vertical-align="middle" draw:auto-grow-height="false" fo:min-height="1.856cm" fo:min-width="1.163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aecf00"/>
      <style:paragraph-properties fo:text-align="center"/>
      <style:text-properties fo:font-size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24pt"/>
    </style:style>
    <style:style style:name="P6" style:family="paragraph">
      <loext:graphic-properties draw:fill="none" draw:fill-color="#ffff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9" draw:id="id19" draw:layer="layout" svg:width="3.175cm" svg:height="2.032cm" svg:x="16.51cm" svg:y="6.477cm">
          <text:p text:style-name="P1"><text:span text:style-name="T1">Assets &amp; threat actors </text:span><text:span text:style-name="T1">identified &amp; addres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9.017cm" svg:height="1.905cm" svg:x="5.653cm" svg:y="1.635cm">
          <text:p text:style-name="P1"><text:span text:style-name="T2">System is adequately secure against moderate threa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5.652cm" svg:y1="3.683cm" svg:x2="6.973cm" svg:y2="3.261cm" draw:start-shape="id1" draw:start-glue-point="4" draw:end-shape="id2" draw:end-glue-point="7" svg:d="M5652 3683l1321-422" svg:viewBox="0 0 1322 423">
          <text:p/>
        </draw:connector>
        <draw:connector draw:style-name="gr3" draw:text-style-name="P4" draw:layer="layout" draw:type="line" svg:x1="15.974cm" svg:y1="3.81cm" svg:x2="13.35cm" svg:y2="3.261cm" draw:start-shape="id3" draw:start-glue-point="4" draw:end-shape="id2" draw:end-glue-point="9" svg:d="M15974 3810l-2624-549" svg:viewBox="0 0 2625 550">
          <text:p/>
        </draw:connector>
        <draw:custom-shape draw:style-name="gr1" draw:text-style-name="P2" xml:id="id4" draw:id="id4" draw:layer="layout" svg:width="3.429cm" svg:height="1.016cm" svg:x="1.27cm" svg:y="6.296cm">
          <text:p text:style-name="P1"><text:span text:style-name="T1">Confidenti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.429cm" svg:height="1.016cm" svg:x="5.685cm" svg:y="6.323cm">
          <text:p text:style-name="P1"><text:span text:style-name="T1">Integr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429cm" svg:height="1.016cm" svg:x="9.822cm" svg:y="6.35cm">
          <text:p text:style-name="P1"><text:span text:style-name="T1">Avail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2.984cm" svg:y1="6.296cm" svg:x2="5.652cm" svg:y2="5.588cm" draw:start-shape="id4" draw:start-glue-point="0" draw:end-shape="id1" draw:end-glue-point="8" svg:d="M2984 6296l2668-708" svg:viewBox="0 0 2669 709">
          <text:p/>
        </draw:connector>
        <draw:connector draw:style-name="gr3" draw:text-style-name="P4" draw:layer="layout" draw:type="line" svg:x1="7.399cm" svg:y1="6.323cm" svg:x2="5.652cm" svg:y2="5.588cm" draw:start-shape="id5" draw:start-glue-point="0" draw:end-shape="id1" draw:end-glue-point="8" svg:d="M7399 6323l-1747-735" svg:viewBox="0 0 1748 736">
          <text:p/>
        </draw:connector>
        <draw:connector draw:style-name="gr3" draw:text-style-name="P4" draw:layer="layout" draw:type="line" svg:x1="11.536cm" svg:y1="6.35cm" svg:x2="5.652cm" svg:y2="5.588cm" draw:start-shape="id6" draw:start-glue-point="0" draw:end-shape="id1" draw:end-glue-point="8" svg:d="M11536 6350l-5884-762" svg:viewBox="0 0 5885 763">
          <text:p/>
        </draw:connector>
        <draw:custom-shape draw:style-name="gr1" draw:text-style-name="P2" xml:id="id7" draw:id="id7" draw:layer="layout" svg:width="3.937cm" svg:height="2.032cm" svg:x="0.889cm" svg:y="7.747cm">
          <text:p text:style-name="P1"><text:span text:style-name="T1">Almost all data public (except passwords &amp; email address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2.794cm" svg:height="2.286cm" svg:x="5.08cm" svg:y="7.874cm">
          <text:p text:style-name="P1"><text:span text:style-name="T1">Non-public data is kept confi-dent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2.857cm" svg:y1="7.747cm" svg:x2="2.984cm" svg:y2="7.312cm" draw:start-shape="id7" draw:start-glue-point="0" draw:end-shape="id4" svg:d="M2857 7747l127-435" svg:viewBox="0 0 128 436">
          <text:p/>
        </draw:connector>
        <draw:connector draw:style-name="gr3" draw:text-style-name="P4" draw:layer="layout" draw:type="line" svg:x1="6.477cm" svg:y1="7.874cm" svg:x2="2.984cm" svg:y2="7.313cm" draw:start-shape="id8" draw:start-glue-point="0" svg:d="M6477 7874l-3493-561" svg:viewBox="0 0 3494 562">
          <text:p/>
        </draw:connector>
        <draw:custom-shape draw:style-name="gr1" draw:text-style-name="P2" xml:id="id9" draw:id="id9" draw:layer="layout" svg:width="3.81cm" svg:height="2.921cm" svg:x="0.889cm" svg:y="10.287cm">
          <text:p text:style-name="P1"><text:span text:style-name="T1">Passwords stored on server as iterated salted hashes (bcryp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4.077cm" svg:height="4.224cm" svg:x="0.876cm" svg:y="14.064cm">
          <text:p text:style-name="P1"><text:span text:style-name="T1">If local users enable “remember me” a cryptographic nonce is stored on client &amp; bcrypt digest stored on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2.794cm" svg:height="2.921cm" svg:x="5.08cm" svg:y="14.097cm">
          <text:p text:style-name="P1"><text:span text:style-name="T1">Email addresses only revealed to owner &amp; adm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2.794cm" svg:y1="10.287cm" svg:x2="6.477cm" svg:y2="10.16cm" draw:start-shape="id9" draw:start-glue-point="0" draw:end-shape="id8" draw:end-glue-point="2" svg:d="M2794 10287l3683-127" svg:viewBox="0 0 3684 128">
          <text:p/>
        </draw:connector>
        <draw:connector draw:style-name="gr3" draw:text-style-name="P4" draw:layer="layout" draw:type="line" svg:x1="6.477cm" svg:y1="14.097cm" svg:x2="6.477cm" svg:y2="10.16cm" draw:start-shape="id10" draw:start-glue-point="0" draw:end-shape="id8" draw:end-glue-point="2" svg:d="M6477 14097v-3937" svg:viewBox="0 0 1 3938">
          <text:p/>
        </draw:connector>
        <draw:connector draw:style-name="gr3" draw:text-style-name="P4" draw:layer="layout" draw:type="line" svg:x1="2.914cm" svg:y1="14.064cm" svg:x2="6.477cm" svg:y2="10.16cm" draw:start-shape="id11" draw:start-glue-point="0" draw:end-shape="id8" draw:end-glue-point="2" svg:d="M2914 14064l3563-3904" svg:viewBox="0 0 3564 3905">
          <text:p/>
        </draw:connector>
        <draw:custom-shape draw:style-name="gr1" draw:text-style-name="P5" xml:id="id3" draw:id="id3" draw:layer="layout" svg:width="7.239cm" svg:height="1.905cm" svg:x="12.354cm" svg:y="3.81cm">
          <text:p text:style-name="P1"><text:span text:style-name="T1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2.102cm" svg:height="1.397cm" svg:x="6.915cm" svg:y="10.922cm">
          <text:p text:style-name="P1"><text:span text:style-name="T1">HTTPS (data in mo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7.966cm" svg:y1="10.922cm" svg:x2="6.477cm" svg:y2="10.16cm" draw:start-shape="id12" draw:start-glue-point="0" draw:end-shape="id8" draw:end-glue-point="2" svg:d="M7966 10922l-1489-762" svg:viewBox="0 0 1490 763">
          <text:p/>
        </draw:connector>
        <draw:connector draw:style-name="gr3" draw:text-style-name="P4" draw:layer="layout" draw:type="line" svg:x1="7.966cm" svg:y1="10.922cm" svg:x2="7.399cm" svg:y2="7.339cm" draw:start-shape="id12" draw:start-glue-point="0" draw:end-shape="id5" draw:end-glue-point="2" svg:d="M7966 10922l-567-3583" svg:viewBox="0 0 568 3584">
          <text:p/>
        </draw:connector>
        <draw:custom-shape draw:style-name="gr4" draw:text-style-name="P2" xml:id="id13" draw:id="id13" draw:layer="layout" svg:width="2.409cm" svg:height="2.794cm" draw:transform="skewX (0.00401425727958696) translate (8.009cm 13.081cm)">
          <text:p text:style-name="P1"><text:span text:style-name="T1">Data modification requires authori-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3.302cm" svg:height="3.429cm" svg:x="9.652cm" svg:y="16.129cm">
          <text:p text:style-name="P1"><text:span text:style-name="T1">Modifications to official application requires authorization via GitH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7" draw:id="id17" draw:layer="layout" svg:width="2.54cm" svg:height="3.429cm" svg:x="13.081cm" svg:y="14.859cm">
          <text:p text:style-name="P1"><text:span text:style-name="T1">Can return to operation quickly after DDoS en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2.286cm" svg:height="4.191cm" svg:x="9.652cm" svg:y="7.774cm">
          <text:p text:style-name="P1"><text:span text:style-name="T1">Cloud &amp; CDN deploy-ment allow quick scale-up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6" draw:id="id16" draw:layer="layout" svg:width="2.413cm" svg:height="1.016cm" svg:x="11.049cm" svg:y="12.954cm">
          <text:p text:style-name="P1"><text:span text:style-name="T1">Timeou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213cm" svg:y1="13.081cm" svg:x2="7.399cm" svg:y2="7.339cm" draw:start-shape="id13" draw:start-glue-point="0" draw:end-shape="id5" draw:end-glue-point="2" svg:d="M9213 13081l-1814-5742" svg:viewBox="0 0 1815 5743">
          <text:p/>
        </draw:connector>
        <draw:connector draw:style-name="gr3" draw:text-style-name="P4" draw:layer="layout" draw:type="line" svg:x1="11.303cm" svg:y1="16.129cm" svg:x2="7.399cm" svg:y2="7.339cm" draw:start-shape="id14" draw:start-glue-point="0" draw:end-shape="id5" draw:end-glue-point="2" svg:d="M11303 16129l-3904-8790" svg:viewBox="0 0 3905 8791">
          <text:p/>
        </draw:connector>
        <draw:connector draw:style-name="gr3" draw:text-style-name="P4" draw:layer="layout" draw:type="line" svg:x1="10.795cm" svg:y1="7.774cm" svg:x2="11.536cm" svg:y2="7.366cm" draw:start-shape="id15" draw:start-glue-point="0" draw:end-shape="id6" draw:end-glue-point="2" svg:d="M10795 7774l741-408" svg:viewBox="0 0 742 409">
          <text:p/>
        </draw:connector>
        <draw:connector draw:style-name="gr3" draw:text-style-name="P4" draw:layer="layout" draw:type="line" svg:x1="12.255cm" svg:y1="12.954cm" svg:x2="11.536cm" svg:y2="7.366cm" draw:start-shape="id16" draw:start-glue-point="0" draw:end-shape="id6" draw:end-glue-point="2" svg:d="M12255 12954l-719-5588" svg:viewBox="0 0 720 5589">
          <text:p/>
        </draw:connector>
        <draw:connector draw:style-name="gr3" draw:text-style-name="P4" draw:layer="layout" draw:type="line" svg:x1="14.351cm" svg:y1="14.859cm" svg:x2="11.536cm" svg:y2="7.366cm" draw:start-shape="id17" draw:start-glue-point="0" draw:end-shape="id6" draw:end-glue-point="2" svg:d="M14351 14859l-2815-7493" svg:viewBox="0 0 2816 7494">
          <text:p/>
        </draw:connector>
        <draw:custom-shape draw:style-name="gr7" draw:text-style-name="P2" xml:id="id18" draw:id="id18" draw:layer="layout" svg:width="1.651cm" svg:height="2.159cm" svg:x="13.216cm" svg:y="8.436cm">
          <text:p text:style-name="P1"><text:span text:style-name="T1">Multi-ple back-u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3.216cm" svg:y1="9.515cm" svg:x2="11.536cm" svg:y2="7.366cm" draw:start-shape="id18" draw:start-glue-point="3" draw:end-shape="id6" draw:end-glue-point="2" svg:d="M13216 9515l-1680-2149" svg:viewBox="0 0 1681 2150">
          <text:p/>
        </draw:connector>
        <draw:custom-shape draw:style-name="gr2" draw:text-style-name="P3" xml:id="id1" draw:id="id1" draw:layer="layout" svg:width="7.239cm" svg:height="1.905cm" svg:x="2.032cm" svg:y="3.683cm">
          <text:p text:style-name="P1"><text:span text:style-name="T1">Security requirements identified and met by function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9.144cm" svg:height="2.032cm" svg:x="10.541cm" svg:y="3.683cm">
          <text:p text:style-name="P1"><text:span text:style-name="T1">Security implemented by software life cycle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3.364cm" svg:height="0.729cm" svg:x="16.325cm" svg:y="5.601cm">
          <draw:text-box>
            <text:p><text:span text:style-name="T3">See next figure</text:span></text:p>
          </draw:text-box>
        </draw:frame>
        <draw:connector draw:style-name="gr3" draw:text-style-name="P4" draw:layer="layout" draw:type="line" svg:x1="18.097cm" svg:y1="6.477cm" svg:x2="8.211cm" svg:y2="5.309cm" draw:start-shape="id19" draw:start-glue-point="0" draw:end-shape="id1" draw:end-glue-point="9" svg:d="M18097 6477l-9886-1168" svg:viewBox="0 0 9887 1169">
          <text:p/>
        </draw:connector>
        <draw:custom-shape draw:style-name="gr1" draw:text-style-name="P2" xml:id="id20" draw:id="id20" draw:layer="layout" svg:width="2.286cm" svg:height="1.143cm" svg:x="13.589cm" svg:y="6.35cm">
          <text:p text:style-name="P1"><text:span text:style-name="T1">Access contr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4.732cm" svg:y1="6.35cm" svg:x2="8.211cm" svg:y2="5.309cm" draw:start-shape="id20" draw:start-glue-point="0" draw:end-shape="id1" draw:end-glue-point="9" svg:d="M14732 6350l-6521-1041" svg:viewBox="0 0 6522 1042">
          <text:p/>
        </draw:connector>
        <draw:custom-shape draw:style-name="gr1" draw:text-style-name="P2" xml:id="id21" draw:id="id21" draw:layer="layout" svg:width="2.351cm" svg:height="1.524cm" svg:x="17.253cm" svg:y="9.017cm">
          <text:p text:style-name="P1"><text:span text:style-name="T1">Identifi-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2" draw:id="id22" draw:layer="layout" svg:width="2.351cm" svg:height="1.524cm" svg:x="17.215cm" svg:y="10.695cm">
          <text:p text:style-name="P1"><text:span text:style-name="T1">Authenti-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2.351cm" svg:height="1.524cm" svg:x="17.215cm" svg:y="12.346cm">
          <text:p text:style-name="P1"><text:span text:style-name="T1">Authori-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7.253cm" svg:y1="9.779cm" svg:x2="14.732cm" svg:y2="7.493cm" draw:start-shape="id21" draw:start-glue-point="3" draw:end-shape="id20" draw:end-glue-point="2" svg:d="M17253 9779l-2521-2286" svg:viewBox="0 0 2522 2287">
          <text:p/>
        </draw:connector>
        <draw:connector draw:style-name="gr3" draw:text-style-name="P4" draw:layer="layout" draw:type="line" svg:x1="17.215cm" svg:y1="11.457cm" svg:x2="14.733cm" svg:y2="7.494cm" draw:start-shape="id22" draw:start-glue-point="3" svg:d="M17215 11457l-2482-3963" svg:viewBox="0 0 2483 3964">
          <text:p/>
        </draw:connector>
        <draw:connector draw:style-name="gr3" draw:text-style-name="P4" draw:layer="layout" draw:type="line" svg:x1="17.215cm" svg:y1="13.108cm" svg:x2="14.734cm" svg:y2="7.495cm" draw:start-shape="id23" draw:start-glue-point="3" svg:d="M17215 13108l-2481-5613" svg:viewBox="0 0 2482 5614">
          <text:p/>
        </draw:connector>
        <draw:custom-shape draw:style-name="gr9" draw:text-style-name="P2" xml:id="id24" draw:id="id24" draw:layer="layout" svg:width="1.843cm" svg:height="2.286cm" svg:x="13.778cm" svg:y="10.922cm">
          <text:p text:style-name="P1"><text:span text:style-name="T1">Login dis-abled m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3.778cm" svg:y1="12.065cm" svg:x2="11.536cm" svg:y2="7.366cm" draw:start-shape="id24" draw:start-glue-point="3" draw:end-shape="id6" draw:end-glue-point="2" svg:d="M13778 12065l-2242-4699" svg:viewBox="0 0 2243 47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8-07-17T14:24:47.991355551</dc:date>
    <meta:editing-duration>PT2H9M59S</meta:editing-duration>
    <meta:editing-cycles>39</meta:editing-cycles>
    <meta:generator>LibreOffice/5.1.6.2$Linux_X86_64 LibreOffice_project/10m0$Build-2</meta:generator>
    <meta:document-statistic meta:object-count="50"/>
  </office:meta>
</office:document-meta>
</file>